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top="0in" fo:margin-bottom="0in" loext:contextual-spacing="false" fo:line-height="115%" fo:text-align="center" style:justify-single-word="false"/>
      <style:text-properties style:font-name="Times New Roman" fo:font-size="18pt" style:text-underline-style="solid" style:text-underline-width="auto" style:text-underline-color="font-color" fo:font-weight="bold" officeooo:paragraph-rsid="001fa62e" style:font-size-asian="18pt" style:font-weight-asian="bold" style:font-name-complex="Times New Roman1"/>
    </style:style>
    <style:style style:name="P2" style:family="paragraph" style:parent-style-name="Standard_20__28_user_29_">
      <style:paragraph-properties fo:margin-top="0in" fo:margin-bottom="0in" loext:contextual-spacing="false" fo:line-height="115%" fo:text-align="end" style:justify-single-word="false"/>
      <style:text-properties style:font-name="Times New Roman" officeooo:paragraph-rsid="001fa62e" style:font-name-complex="Times New Roman1"/>
    </style:style>
    <style:style style:name="P3" style:family="paragraph" style:parent-style-name="Standard_20__28_user_29_">
      <style:paragraph-properties fo:margin-top="0in" fo:margin-bottom="0in" loext:contextual-spacing="false" fo:line-height="115%" fo:text-align="end" style:justify-single-word="false"/>
      <style:text-properties style:font-name="Times New Roman" fo:font-size="12pt" fo:font-style="italic" officeooo:paragraph-rsid="001fa62e" style:font-size-asian="12pt" style:font-style-asian="italic" style:font-name-complex="Times New Roman1"/>
    </style:style>
    <style:style style:name="P4"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2pt" fo:font-style="italic" style:text-underline-style="solid" style:text-underline-width="auto" style:text-underline-color="font-color" officeooo:paragraph-rsid="001fa62e" style:font-size-asian="12pt" style:font-style-asian="italic" style:font-name-complex="Times New Roman1" style:font-style-complex="italic"/>
    </style:style>
    <style:style style:name="P5"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2pt" officeooo:paragraph-rsid="001fa62e" style:font-size-asian="12pt" style:font-name-complex="Times New Roman1"/>
    </style:style>
    <style:style style:name="P6" style:family="paragraph" style:parent-style-name="Standard_20__28_user_29_">
      <style:paragraph-properties fo:margin-top="0in" fo:margin-bottom="0in" loext:contextual-spacing="false" fo:line-height="115%" fo:text-align="justify" style:justify-single-word="false"/>
      <style:text-properties style:font-name="Times New Roman" fo:font-size="12pt" officeooo:paragraph-rsid="001fa62e" style:font-size-asian="12pt" style:font-name-complex="Times New Roman1"/>
    </style:style>
    <style:style style:name="P7"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style:font-name="Times New Roman" fo:font-size="15pt" style:text-underline-style="solid" style:text-underline-width="auto" style:text-underline-color="font-color" officeooo:paragraph-rsid="001fa62e" style:font-size-asian="15pt" style:font-name-complex="Times New Roman1" style:font-size-complex="15pt"/>
    </style:style>
    <style:style style:name="P8" style:family="paragraph" style:parent-style-name="Standard_20__28_user_29_">
      <style:paragraph-properties fo:margin-top="0in" fo:margin-bottom="0in" loext:contextual-spacing="false" fo:line-height="115%" fo:text-align="justify" style:justify-single-word="false"/>
      <style:text-properties style:font-name="Times New Roman" fo:font-size="15pt" style:text-underline-style="solid" style:text-underline-width="auto" style:text-underline-color="font-color" officeooo:paragraph-rsid="001fa62e" style:font-size-asian="15pt" style:font-name-complex="Times New Roman1" style:font-size-complex="15pt"/>
    </style:style>
    <style:style style:name="P9"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officeooo:paragraph-rsid="001fa62e"/>
    </style:style>
    <style:style style:name="P10" style:family="paragraph" style:parent-style-name="Standard_20__28_user_29_">
      <style:paragraph-properties fo:margin-top="0in" fo:margin-bottom="0in" loext:contextual-spacing="false" fo:line-height="115%" fo:text-align="justify" style:justify-single-word="false"/>
      <style:text-properties officeooo:paragraph-rsid="001fa62e"/>
    </style:style>
    <style:style style:name="P11" style:family="paragraph" style:parent-style-name="Standard_20__28_user_29_">
      <style:paragraph-properties fo:margin-top="0in" fo:margin-bottom="0in" loext:contextual-spacing="false" fo:line-height="115%" fo:text-align="justify" style:justify-single-word="false">
        <style:tab-stops>
          <style:tab-stop style:position="2.0728in"/>
        </style:tab-stops>
      </style:paragraph-properties>
      <style:text-properties fo:font-style="normal" style:text-underline-style="none" officeooo:rsid="003eca91" officeooo:paragraph-rsid="001fa62e" style:font-style-asian="normal" style:font-style-complex="normal"/>
    </style:style>
    <style:style style:name="P12" style:family="paragraph" style:parent-style-name="Standard_20__28_user_29_" style:master-page-name="Standard">
      <style:paragraph-properties fo:margin-top="0in" fo:margin-bottom="0in" loext:contextual-spacing="false" fo:line-height="115%" fo:text-align="center" style:justify-single-word="false" style:page-number="auto"/>
      <style:text-properties style:font-name="Times New Roman" fo:font-size="18pt" style:text-underline-style="solid" style:text-underline-width="auto" style:text-underline-color="font-color" fo:font-weight="bold" officeooo:paragraph-rsid="001fa62e" style:font-size-asian="18pt" style:font-weight-asian="bold" style:font-name-complex="Times New Roman1"/>
    </style:style>
    <style:style style:name="P13" style:family="paragraph" style:parent-style-name="List_20_Paragraph" style:list-style-name="WWNum9">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fa62e" style:font-size-asian="12pt" style:font-name-complex="Times New Roman1"/>
    </style:style>
    <style:style style:name="P14" style:family="paragraph" style:parent-style-name="List_20_Paragraph" style:list-style-name="WWNum4">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fa62e" style:font-size-asian="12pt" style:font-name-complex="Times New Roman1"/>
    </style:style>
    <style:style style:name="P15" style:family="paragraph" style:parent-style-name="List_20_Paragraph" style:list-style-name="WWNum10">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fa62e" style:font-size-asian="12pt" style:font-name-complex="Times New Roman1"/>
    </style:style>
    <style:style style:name="P16" style:family="paragraph" style:parent-style-name="List_20_Paragraph">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fa62e" style:font-size-asian="12pt" style:font-name-complex="Times New Roman1"/>
    </style:style>
    <style:style style:name="P17" style:family="paragraph" style:parent-style-name="List_20_Paragraph" style:list-style-name="WWNum4">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rsid="00453067" officeooo:paragraph-rsid="001fa62e" style:font-size-asian="12pt" style:font-name-complex="Times New Roman1"/>
    </style:style>
    <style:style style:name="P18"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officeooo:rsid="0028926c" officeooo:paragraph-rsid="001fa62e" style:font-size-asian="12pt" style:font-name-complex="Times New Roman1"/>
    </style:style>
    <style:style style:name="P19" style:family="paragraph" style:parent-style-name="List_20_Paragraph" style:list-style-name="WWNum10">
      <style:paragraph-properties fo:margin-left="0in" fo:margin-right="0in" fo:margin-top="0in" fo:margin-bottom="0in" loext:contextual-spacing="false" fo:line-height="115%" fo:text-align="justify" style:justify-single-word="false" fo:text-indent="0in" style:auto-text-indent="false">
        <style:tab-stops>
          <style:tab-stop style:position="2.5728in"/>
        </style:tab-stops>
      </style:paragraph-properties>
      <style:text-properties style:font-name="Times New Roman" fo:font-size="12pt" officeooo:rsid="002f9cca" officeooo:paragraph-rsid="001fa62e" style:font-size-asian="12pt" style:font-name-complex="Times New Roman1"/>
    </style:style>
    <style:style style:name="P20" style:family="paragraph" style:parent-style-name="Standard" style:list-style-name="L9">
      <style:paragraph-properties fo:line-height="115%"/>
      <style:text-properties style:text-underline-style="none" officeooo:rsid="003a350a" officeooo:paragraph-rsid="001fa62e"/>
    </style:style>
    <style:style style:name="P21" style:family="paragraph" style:parent-style-name="Standard">
      <style:paragraph-properties fo:line-height="115%"/>
      <style:text-properties style:text-underline-style="none" officeooo:rsid="0038a128" officeooo:paragraph-rsid="001fa62e"/>
    </style:style>
    <style:style style:name="P22" style:family="paragraph" style:parent-style-name="Standard" style:list-style-name="L9">
      <style:paragraph-properties fo:line-height="115%"/>
      <style:text-properties style:text-underline-style="none" officeooo:rsid="001c0238" officeooo:paragraph-rsid="001fa62e"/>
    </style:style>
    <style:style style:name="P23" style:family="paragraph" style:parent-style-name="Standard">
      <style:paragraph-properties fo:line-height="115%"/>
      <style:text-properties style:text-underline-style="none" officeooo:rsid="001c0238" officeooo:paragraph-rsid="001fa62e"/>
    </style:style>
    <style:style style:name="P24" style:family="paragraph" style:parent-style-name="Standard" style:list-style-name="L9">
      <style:paragraph-properties fo:line-height="115%"/>
      <style:text-properties style:text-underline-style="none" officeooo:rsid="00330835" officeooo:paragraph-rsid="001fa62e"/>
    </style:style>
    <style:style style:name="P25" style:family="paragraph" style:parent-style-name="Standard">
      <style:paragraph-properties fo:line-height="115%"/>
      <style:text-properties style:text-underline-style="solid" style:text-underline-width="auto" style:text-underline-color="font-color" officeooo:rsid="001a7fb9" officeooo:paragraph-rsid="001fa62e"/>
    </style:style>
    <style:style style:name="P26" style:family="paragraph" style:parent-style-name="Standard">
      <style:paragraph-properties fo:line-height="115%"/>
      <style:text-properties style:text-underline-style="solid" style:text-underline-width="auto" style:text-underline-color="font-color" officeooo:rsid="001c0238" officeooo:paragraph-rsid="001fa62e"/>
    </style:style>
    <style:style style:name="P27" style:family="paragraph" style:parent-style-name="Standard">
      <style:paragraph-properties fo:line-height="115%"/>
      <style:text-properties style:text-underline-style="solid" style:text-underline-width="auto" style:text-underline-color="font-color" officeooo:rsid="00330835" officeooo:paragraph-rsid="001fa62e"/>
    </style:style>
    <style:style style:name="P28" style:family="paragraph" style:parent-style-name="Standard" style:list-style-name="L8">
      <style:paragraph-properties fo:line-height="115%"/>
      <style:text-properties officeooo:rsid="00190d6c" officeooo:paragraph-rsid="001fa62e"/>
    </style:style>
    <style:style style:name="P29" style:family="paragraph" style:parent-style-name="Standard" style:list-style-name="L8">
      <style:paragraph-properties fo:line-height="115%"/>
      <style:text-properties officeooo:rsid="00355d6c" officeooo:paragraph-rsid="001fa62e"/>
    </style:style>
    <style:style style:name="P30" style:family="paragraph" style:parent-style-name="Standard" style:list-style-name="L8">
      <style:paragraph-properties fo:line-height="115%"/>
      <style:text-properties officeooo:rsid="003b8dc3" officeooo:paragraph-rsid="001fa62e"/>
    </style:style>
    <style:style style:name="P31" style:family="paragraph" style:parent-style-name="Standard">
      <style:paragraph-properties fo:line-height="115%"/>
      <style:text-properties officeooo:rsid="001a7fb9" officeooo:paragraph-rsid="001fa62e"/>
    </style:style>
    <style:style style:name="P32" style:family="paragraph" style:parent-style-name="Standard">
      <style:paragraph-properties fo:line-height="115%"/>
      <style:text-properties officeooo:rsid="001fa62e" officeooo:paragraph-rsid="001fa62e"/>
    </style:style>
    <style:style style:name="P33" style:family="paragraph" style:parent-style-name="Standard" style:list-style-name="L10">
      <style:paragraph-properties fo:line-height="115%"/>
      <style:text-properties officeooo:rsid="001fa62e" officeooo:paragraph-rsid="001fa62e"/>
    </style:style>
    <style:style style:name="P34" style:family="paragraph" style:parent-style-name="Standard" style:list-style-name="L11">
      <style:paragraph-properties fo:line-height="115%"/>
      <style:text-properties officeooo:rsid="001fa62e" officeooo:paragraph-rsid="001fa62e"/>
    </style:style>
    <style:style style:name="P35" style:family="paragraph" style:parent-style-name="Standard" style:list-style-name="L12">
      <style:paragraph-properties fo:line-height="115%"/>
      <style:text-properties officeooo:rsid="001fa62e" officeooo:paragraph-rsid="001fa62e"/>
    </style:style>
    <style:style style:name="P36" style:family="paragraph" style:parent-style-name="Standard">
      <style:paragraph-properties fo:line-height="115%"/>
      <style:text-properties officeooo:rsid="0020e20a" officeooo:paragraph-rsid="0020e20a"/>
    </style:style>
    <style:style style:name="P37" style:family="paragraph" style:parent-style-name="Standard" style:list-style-name="L13">
      <style:paragraph-properties fo:line-height="115%"/>
      <style:text-properties officeooo:rsid="0020e20a" officeooo:paragraph-rsid="0020e20a"/>
    </style:style>
    <style:style style:name="P38" style:family="paragraph" style:parent-style-name="Standard" style:list-style-name="L14">
      <style:paragraph-properties fo:line-height="115%"/>
      <style:text-properties officeooo:rsid="0020e20a" officeooo:paragraph-rsid="0020e20a"/>
    </style:style>
    <style:style style:name="P39" style:family="paragraph" style:parent-style-name="Standard" style:list-style-name="L15">
      <style:paragraph-properties fo:line-height="115%"/>
      <style:text-properties officeooo:rsid="0020e20a" officeooo:paragraph-rsid="0020e20a"/>
    </style:style>
    <style:style style:name="P40" style:family="paragraph" style:parent-style-name="Standard" style:list-style-name="L16">
      <style:paragraph-properties fo:line-height="115%"/>
      <style:text-properties officeooo:rsid="0020e20a" officeooo:paragraph-rsid="0020e20a"/>
    </style:style>
    <style:style style:name="P41" style:family="paragraph" style:parent-style-name="Standard" style:list-style-name="L17">
      <style:paragraph-properties fo:line-height="115%"/>
      <style:text-properties officeooo:rsid="0020e20a" officeooo:paragraph-rsid="0020e20a"/>
    </style:style>
    <style:style style:name="P42" style:family="paragraph" style:parent-style-name="Standard">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paragraph-rsid="001fa62e" style:font-size-asian="12pt" style:font-name-complex="Times New Roman1"/>
    </style:style>
    <style:style style:name="P43" style:family="paragraph" style:parent-style-name="Standard" style:list-style-name="L2">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2pt" officeooo:rsid="001fa62e" officeooo:paragraph-rsid="001fa62e" style:font-size-asian="12pt" style:font-name-complex="Times New Roman1"/>
    </style:style>
    <style:style style:name="P44" style:family="paragraph" style:parent-style-name="Standard">
      <style:paragraph-properties fo:margin-top="0in" fo:margin-bottom="0in" loext:contextual-spacing="false" fo:line-height="115%" fo:text-align="justify" style:justify-single-word="false">
        <style:tab-stops>
          <style:tab-stop style:position="2.5728in"/>
        </style:tab-stops>
      </style:paragraph-properties>
      <style:text-properties style:font-name="Times New Roman" fo:font-size="15pt" style:text-underline-style="solid" style:text-underline-width="auto" style:text-underline-color="font-color" officeooo:paragraph-rsid="001fa62e" style:font-size-asian="15pt" style:font-name-complex="Times New Roman1" style:font-size-complex="15pt"/>
    </style:style>
    <style:style style:name="T1" style:family="text">
      <style:text-properties style:font-name="Times New Roman" fo:font-size="12pt" style:font-size-asian="12pt" style:font-name-complex="Times New Roman1"/>
    </style:style>
    <style:style style:name="T2" style:family="text">
      <style:text-properties style:font-name="Times New Roman" fo:font-size="12pt" officeooo:rsid="003eca91" style:font-size-asian="12pt" style:font-name-complex="Times New Roman1"/>
    </style:style>
    <style:style style:name="T3" style:family="text">
      <style:text-properties style:font-name="Times New Roman" fo:font-size="12pt" officeooo:rsid="00424b46" style:font-size-asian="12pt" style:font-name-complex="Times New Roman1"/>
    </style:style>
    <style:style style:name="T4" style:family="text">
      <style:text-properties style:font-name="Times New Roman" fo:font-size="12pt" officeooo:rsid="003f54f9" style:font-size-asian="12pt" style:font-name-complex="Times New Roman1"/>
    </style:style>
    <style:style style:name="T5" style:family="text">
      <style:text-properties style:font-name="Times New Roman" fo:font-size="12pt" officeooo:rsid="001fa62e" style:font-size-asian="12pt" style:font-name-complex="Times New Roman1"/>
    </style:style>
    <style:style style:name="T6" style:family="text">
      <style:text-properties style:font-name="Times New Roman" fo:font-size="12pt" fo:font-style="italic" style:font-size-asian="12pt" style:font-style-asian="italic" style:font-name-complex="Times New Roman1" style:font-style-complex="italic"/>
    </style:style>
    <style:style style:name="T7" style:family="text">
      <style:text-properties officeooo:rsid="002f9cca"/>
    </style:style>
    <style:style style:name="T8" style:family="text">
      <style:text-properties officeooo:rsid="002b1044"/>
    </style:style>
    <style:style style:name="T9" style:family="text">
      <style:text-properties officeooo:rsid="001fa62e"/>
    </style:style>
    <style:style style:name="T10"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ata Base System Implementation</text:p>
      <text:p text:style-name="P1">COP-6726</text:p>
      <text:p text:style-name="P2">Submitted by:</text:p>
      <text:p text:style-name="P3">Naman Arora</text:p>
      <text:p text:style-name="P3">UFID: 3979-0439</text:p>
      <text:p text:style-name="P3">Nikunj Sarda</text:p>
      <text:p text:style-name="P3">UFID: 9360-6581</text:p>
      <text:p text:style-name="P8">Introduction:</text:p>
      <text:p text:style-name="P10"><text:span text:style-name="T1">This document is intended to present the outcomes and the process of the completed work for the Project </text:span><text:span text:style-name="T5">3</text:span><text:span text:style-name="T1">. The heap and sorted file variation to DB file implementation has been successfully materialized and tested. The repository for all the work is present </text:span><text:a xlink:type="simple" xlink:href="https://gitlab.com/r0ck3r008/database-from-scratch" text:style-name="ListLabel_20_16" text:visited-style-name="ListLabel_20_16"><text:span text:style-name="Internet_20_link"><text:span text:style-name="T1">here</text:span></text:span></text:a><text:span text:style-name="T1">.</text:span></text:p>
      <text:p text:style-name="P6"/>
      <text:p text:style-name="P7">Source File Hierarchy:</text:p>
      <text:p text:style-name="P9"><text:span text:style-name="T1">The directories are arranged in a flat manner with the exception of exactly three, </text:span><text:span text:style-name="T6">viz. </text:span><text:span text:style-name="T1">bin/, tpch-dbgen/ and tmp/. The bin/ directory is the output destination for the dbfile, </text:span><text:span text:style-name="T6">i.e. </text:span><text:span text:style-name="T1">dbfile directory. The tpch-dbgen is the git repository for the TPCH sub program. tmp/ <text:s/>houses all the test case files, t</text:span><text:span text:style-name="T2">est</text:span><text:span text:style-name="T1">{1,2,3}.tx</text:span><text:span text:style-name="T2">t</text:span><text:span text:style-name="T1">. </text:span><text:span text:style-name="T3">Please make sure the tpch-dbgen/*.tbl files are present BEFORE test is run.</text:span></text:p>
      <text:p text:style-name="P11"><text:span text:style-name="T1">Note that add_data and test1 functions have been modified in the test.cc source file. The former modification helps in not wasting one record from not being processed after end of each loop and returns the real value of ‘’proc’’ variable. The latter modification helps in overcoming a bug related to input of query statement which led to infinite loop for run length specification. Thus, the sequence of input in test cases has also been modified accordingly. Run length is now provided AFTER the </text:span><text:span text:style-name="T4">query.</text:span></text:p>
      <text:p text:style-name="P4"/>
      <text:p text:style-name="P7">The compilation process:</text:p>
      <text:p text:style-name="P5">The compilation process is accomplished by a recursive call to Makefiles in each subdirectory by the Makefile in the src/ directory.</text:p>
      <text:p text:style-name="P5">The provided NamanArora_NikunjSarda_p<text:span text:style-name="T9">3</text:span>.zip has one sub-directory, src/.</text:p>
      <text:p text:style-name="P16">$&gt; unzip NamanArora_NikunjSarda_p<text:span text:style-name="T9">3</text:span>.zip</text:p>
      <text:p text:style-name="P16">$&gt; cd proj<text:span text:style-name="T9">3</text:span></text:p>
      <text:p text:style-name="P5">Now to build:</text:p>
      <text:p text:style-name="P16">$&gt; make</text:p>
      <text:p text:style-name="P18">The above command will create all the <text:span text:style-name="T7">binaries, test.out, gtest.out, test_heap.out and test_bigq.out along with tpch-dbgen/dbgen</text:span>.</text:p>
      <text:p text:style-name="P5">To generate tpch-dbgen files (tpch-dbgen/ sub-dir is always compiled with all of the above targets)</text:p>
      <text:list xml:id="list115668335" text:style-name="WWNum9">
        <text:list-item>
          <text:p text:style-name="P13">$&gt; cd tpch-dbgen/</text:p>
        </text:list-item>
      </text:list>
      <text:list xml:id="list2060727079" text:style-name="WWNum4">
        <text:list-item>
          <text:p text:style-name="P14">$&gt; ./dbgen &lt;options&gt; -s &lt;size&gt;</text:p>
        </text:list-item>
        <text:list-item>
          <text:p text:style-name="P17">$&gt; sync</text:p>
        </text:list-item>
      </text:list>
      <text:p text:style-name="P5">All the available relation binary files are available in bin/</text:p>
      <text:p text:style-name="P5">To clean the repository, <text:span text:style-name="T7">not including files in bin/ and *.tbl files</text:span>,</text:p>
      <text:list xml:id="list312518294" text:style-name="WWNum10">
        <text:list-item>
          <text:p text:style-name="P15">$&gt; make clean</text:p>
          <text:p text:style-name="P19">To clean the repository, including files in bin/ and tpch-dbgen/*.tbl:</text:p>
          <text:list>
            <text:list-item>
              <text:list>
                <text:list-item>
                  <text:list>
                    <text:list-item>
                      <text:list>
                        <text:list-item>
                          <text:list>
                            <text:list-item>
                              <text:list>
                                <text:list-header>
                                  <text:p text:style-name="P19"><text:soft-page-break/></text:p>
                                </text:list-header>
                              </text:list>
                            </text:list-item>
                          </text:list>
                        </text:list-item>
                      </text:list>
                    </text:list-item>
                  </text:list>
                </text:list-item>
              </text:list>
            </text:list-item>
          </text:list>
          <text:p text:style-name="P19"><text:s text:c="11"/>$&gt; make distclean</text:p>
        </text:list-item>
      </text:list>
      <text:p text:style-name="P42"/>
      <text:p text:style-name="P44">Change log:</text:p>
      <text:list xml:id="list130249537" text:style-name="L2">
        <text:list-item>
          <text:p text:style-name="P43"><text:span text:style-name="T8">A</text:span>dded group_by.h and group_by.cc as the implementation of the GroupBy operation</text:p>
        </text:list-item>
        <text:list-item>
          <text:p text:style-name="P43"><text:span text:style-name="T8">A</text:span>dded join.h and join.cc as the implementation of the Join operation</text:p>
        </text:list-item>
        <text:list-item>
          <text:p text:style-name="P43">Added rem_dup.h and rem_dup.cc as the implementation of the remove Duplicate operation</text:p>
        </text:list-item>
        <text:list-item>
          <text:p text:style-name="P43">Added sum.h and sum.cc as the implementation of the sum operation</text:p>
        </text:list-item>
        <text:list-item>
          <text:p text:style-name="P43">Added sel_file.h and sel_file.cc as the implementation to select file</text:p>
        </text:list-item>
        <text:list-item>
          <text:p text:style-name="P43">Added sel_pipe.h and sel_pipe.cc as the implementation to select pipe</text:p>
        </text:list-item>
        <text:list-item>
          <text:p text:style-name="P43">Added write.h and write.cc as the implementation of the writing a file</text:p>
        </text:list-item>
        <text:list-item>
          <text:p text:style-name="P43">Added project.h and project.cc as the implementation to select project</text:p>
        </text:list-item>
      </text:list>
      <text:p text:style-name="P42"/>
      <text:p text:style-name="P32"><text:span text:style-name="T10">group_by.cc</text:span>:</text:p>
      <text:list xml:id="list4070910454" text:style-name="L10">
        <text:list-item>
          <text:p text:style-name="P33">void mk_grps(struct grp_args *arg, vector&lt;Record *&gt; &amp;grps, vector&lt;struct grp_args *&gt; &amp;args):</text:p>
        </text:list-item>
        <text:list-item>
          <text:p text:style-name="P33">void push_results(struct grp_args *arg, vector&lt;struct grp_args *&gt; &amp;args):</text:p>
        </text:list-item>
        <text:list-item>
          <text:p text:style-name="P33">void *grp_thr(void *a):</text:p>
        </text:list-item>
        <text:list-item>
          <text:p text:style-name="P33">void GroupBy :: Run(Pipe *in_pipe, Pipe *out_pipe, OrderMaker *order, Function *func):</text:p>
        </text:list-item>
        <text:list-item>
          <text:p text:style-name="P33">void GroupBy :: WaitUntilDone():</text:p>
        </text:list-item>
        <text:list-item>
          <text:p text:style-name="P33">void GroupBy :: Use_n_Pages(int n):</text:p>
        </text:list-item>
      </text:list>
      <text:p text:style-name="P32"/>
      <text:p text:style-name="P32"><text:span text:style-name="T10">join.cc</text:span>:</text:p>
      <text:list xml:id="list2248035179" text:style-name="L11">
        <text:list-item>
          <text:p text:style-name="P34">void sort_merge(struct join_args *arg):</text:p>
        </text:list-item>
        <text:list-item>
          <text:p text:style-name="P34">void nested_loop(struct join_args *arg):</text:p>
        </text:list-item>
        <text:list-item>
          <text:p text:style-name="P34">void *join_thr(void *a):</text:p>
        </text:list-item>
        <text:list-item>
          <text:p text:style-name="P34">Join :: Join():</text:p>
        </text:list-item>
        <text:list-item>
          <text:p text:style-name="P34">Join :: ~Join():</text:p>
        </text:list-item>
        <text:list-item>
          <text:p text:style-name="P34">void Join :: Run(Pipe *in_pipeL, Pipe *in_pipeR, Pipe *out_pipe, CNF *cnf, Record *literal, Schema *schL, Schema *schR):</text:p>
        </text:list-item>
        <text:list-item>
          <text:p text:style-name="P34">void Join :: WaitUntilDone():</text:p>
        </text:list-item>
        <text:list-item>
          <text:p text:style-name="P34">void Join :: Use_n_Pages(int n):</text:p>
        </text:list-item>
      </text:list>
      <text:p text:style-name="P32"/>
      <text:p text:style-name="P32"><text:span text:style-name="T10">project.cc</text:span>:</text:p>
      <text:list xml:id="list568869021" text:style-name="L12">
        <text:list-item>
          <text:p text:style-name="P35">void *project_thr(void *a):</text:p>
        </text:list-item>
        <text:list-item>
          <text:p text:style-name="P35">Project :: Project():</text:p>
        </text:list-item>
        <text:list-item>
          <text:p text:style-name="P35">Project :: ~Project():</text:p>
        </text:list-item>
        <text:list-item>
          <text:p text:style-name="P35">void Project :: Run(Pipe *in_pipe, Pipe *out_pipe, int *keep, int atts_in, int atts_out):</text:p>
        </text:list-item>
        <text:list-item>
          <text:p text:style-name="P35">void Project :: WaitUntilDone():</text:p>
        </text:list-item>
        <text:list-item>
          <text:p text:style-name="P35">void Project :: Use_n_Pages(int n):</text:p>
        </text:list-item>
      </text:list>
      <text:p text:style-name="P32"/>
      <text:p text:style-name="P36"><text:span text:style-name="T10">rem_dup.cc</text:span>:</text:p>
      <text:list xml:id="list3368124442" text:style-name="L13">
        <text:list-item>
          <text:p text:style-name="P37">void *dup_thr(void *a):</text:p>
        </text:list-item>
        <text:list-item>
          <text:p text:style-name="P37"><text:soft-page-break/>DuplicateRemoval :: DuplicateRemoval():</text:p>
        </text:list-item>
        <text:list-item>
          <text:p text:style-name="P37">DuplicateRemoval :: ~DuplicateRemoval():</text:p>
        </text:list-item>
        <text:list-item>
          <text:p text:style-name="P37">void DuplicateRemoval :: Run(Pipe *in_pipe, Pipe *out_pipe, Schema *sch):</text:p>
        </text:list-item>
        <text:list-item>
          <text:p text:style-name="P37">void DuplicateRemoval :: WaitUntilDone():</text:p>
        </text:list-item>
        <text:list-item>
          <text:p text:style-name="P37">void DuplicateRemoval :: Use_n_Pages(int n):</text:p>
        </text:list-item>
      </text:list>
      <text:p text:style-name="P36"/>
      <text:p text:style-name="P36"><text:span text:style-name="T10">sel_file.cc</text:span>:</text:p>
      <text:list xml:id="list592140321" text:style-name="L14">
        <text:list-item>
          <text:p text:style-name="P38">void *file_thr(void *input):</text:p>
        </text:list-item>
        <text:list-item>
          <text:p text:style-name="P38">SelectFile :: SelectFile():</text:p>
        </text:list-item>
        <text:list-item>
          <text:p text:style-name="P38">SelectFile :: ~SelectFile():</text:p>
        </text:list-item>
        <text:list-item>
          <text:p text:style-name="P38">void SelectFile :: Run(DBFile *dbf, Pipe *out_pipe, CNF *cnf, Record *literal):</text:p>
        </text:list-item>
        <text:list-item>
          <text:p text:style-name="P38">void SelectFile :: Use_n_Pages(int n):</text:p>
        </text:list-item>
      </text:list>
      <text:p text:style-name="P36"/>
      <text:p text:style-name="P36"><text:span text:style-name="T10">sel_pipe.cc</text:span>:</text:p>
      <text:list xml:id="list607303718" text:style-name="L15">
        <text:list-item>
          <text:p text:style-name="P39">void *pipe_thr(void *a):</text:p>
        </text:list-item>
        <text:list-item>
          <text:p text:style-name="P39">SelectPipe :: SelectPipe():</text:p>
        </text:list-item>
        <text:list-item>
          <text:p text:style-name="P39">SelectPipe :: ~SelectPipe():</text:p>
        </text:list-item>
        <text:list-item>
          <text:p text:style-name="P39">void SelectPipe :: Run(Pipe *in_pipe, Pipe *out_pipe, CNF *cnf, Record *literal):</text:p>
        </text:list-item>
        <text:list-item>
          <text:p text:style-name="P39">void SelectPipe :: WaitUntilDone():</text:p>
        </text:list-item>
        <text:list-item>
          <text:p text:style-name="P39">void SelectPipe :: Use_n_Pages(int n):</text:p>
        </text:list-item>
      </text:list>
      <text:p text:style-name="P36"/>
      <text:p text:style-name="P36"><text:span text:style-name="T10">sum.cc</text:span>:</text:p>
      <text:list xml:id="list3666533126" text:style-name="L16">
        <text:list-item>
          <text:p text:style-name="P40">void get_sum_rec(struct sum_args *arg, int *int_res, double *double_res):</text:p>
        </text:list-item>
        <text:list-item>
          <text:p text:style-name="P40">void *sum_thr(void *a):</text:p>
        </text:list-item>
        <text:list-item>
          <text:p text:style-name="P40">Sum :: Sum():</text:p>
        </text:list-item>
        <text:list-item>
          <text:p text:style-name="P40">Sum :: ~Sum():</text:p>
        </text:list-item>
        <text:list-item>
          <text:p text:style-name="P40">void Sum :: Run(Pipe *in_pipe, Pipe *out_pipe, Function *func):</text:p>
        </text:list-item>
        <text:list-item>
          <text:p text:style-name="P40">void Sum :: WaitUntilDone():</text:p>
        </text:list-item>
        <text:list-item>
          <text:p text:style-name="P40">void Sum :: Use_n_Pages(int n):</text:p>
        </text:list-item>
      </text:list>
      <text:p text:style-name="P36"/>
      <text:p text:style-name="P36"><text:span text:style-name="T10">write.cc</text:span>:</text:p>
      <text:list xml:id="list1175297149" text:style-name="L17">
        <text:list-item>
          <text:p text:style-name="P41">void *write_thr(void *a):</text:p>
        </text:list-item>
        <text:list-item>
          <text:p text:style-name="P41">WriteOut :: WriteOut():</text:p>
        </text:list-item>
        <text:list-item>
          <text:p text:style-name="P41">WriteOut :: ~WriteOut():</text:p>
        </text:list-item>
        <text:list-item>
          <text:p text:style-name="P41">void WriteOut :: Run(Pipe *in_pipe, FILE *f, Schema *sch):</text:p>
        </text:list-item>
        <text:list-item>
          <text:p text:style-name="P41">void WriteOut :: WaitUntilDone():</text:p>
        </text:list-item>
        <text:list-item>
          <text:p text:style-name="P41">void WriteOut :: Use_n_Pages(int 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fo:hyphenate="false" fo:hyphenation-remain-char-count="2" fo:hyphenation-push-char-count="2"/>
    </style:style>
    <style:style style:name="List_20_Paragraph" style:display-name="List Paragraph" style:family="paragraph" style:parent-style-name="Standard_20__28_user_29_" style:default-outline-level="">
      <style:paragraph-properties fo:margin-left="0.5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6" style:display-name="ListLabel 16"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22T13:21:37.023319782</dc:date>
    <meta:editing-duration>PT40M15S</meta:editing-duration>
    <meta:editing-cycles>1</meta:editing-cycles>
    <meta:generator>LibreOffice/6.0.7.3$Linux_X86_64 LibreOffice_project/00m0$Build-3</meta:generator>
    <meta:document-statistic meta:table-count="0" meta:image-count="0" meta:object-count="0" meta:page-count="3" meta:paragraph-count="97" meta:word-count="752" meta:character-count="4871" meta:non-whitespace-character-count="4268"/>
  </office:meta>
</office:document-meta>
</file>